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lbany" svg:font-family="Albany" style:font-family-generic="swiss"/>
    <style:font-face style:name="FreeSans1" svg:font-family="FreeSans" style:font-family-generic="swiss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officeooo:rsid="0011cda4" officeooo:paragraph-rsid="001fa0c0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style="italic" officeooo:rsid="00212446" officeooo:paragraph-rsid="001fa0c0" style:font-size-asian="12pt" style:font-style-asian="italic" style:font-size-complex="12pt" style:font-style-complex="italic"/>
    </style:style>
    <style:style style:name="P3" style:family="paragraph" style:parent-style-name="Strophe">
      <style:text-properties style:font-name="Arial" officeooo:rsid="0013d4cf" officeooo:paragraph-rsid="001fa0c0"/>
    </style:style>
    <style:style style:name="P4" style:family="paragraph" style:parent-style-name="Strophe">
      <style:text-properties officeooo:rsid="001fa0c0" officeooo:paragraph-rsid="001fa0c0"/>
    </style:style>
    <style:style style:name="P5" style:family="paragraph" style:parent-style-name="Heading_20_1">
      <style:paragraph-properties fo:text-align="center" style:justify-single-word="false"/>
      <style:text-properties style:font-name="Arial" fo:font-size="20pt" style:text-underline-style="solid" style:text-underline-type="double" style:text-underline-width="auto" style:text-underline-color="font-color" officeooo:rsid="001fa0c0" officeooo:paragraph-rsid="001fa0c0" style:font-size-asian="20pt" style:font-size-complex="20pt"/>
    </style:style>
    <style:style style:name="T1" style:family="text">
      <style:text-properties officeooo:rsid="0020535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Wuchac</text:h>
      <text:p text:style-name="P1"/>
      <text:p text:style-name="P2">Melodie: „<text:span text:style-name="T1">Häschen in der Grube</text:span>“</text:p>
      <text:p text:style-name="P1"/>
      <text:p text:style-name="P4">Wuchac we tej jamie</text:p>
      <text:p text:style-name="P4">sejźi tam a spi,</text:p>
      <text:p text:style-name="P4">sejźi tam a spi.</text:p>
      <text:p text:style-name="P4">Małe wuchac sy ty chóry</text:p>
      <text:p text:style-name="P4">aź ty njamžoš skókotaś.</text:p>
      <text:p text:style-name="P4">Wuchac – skóc!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lbany" svg:font-family="Albany" style:font-family-generic="swiss"/>
    <style:font-face style:name="FreeSans1" svg:font-family="FreeSans" style:font-family-generic="swiss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lbany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lbany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lbany" fo:font-family="Albany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lbany" fo:font-family="Albany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lbany" fo:font-family="Albany" style:font-family-generic="swiss" style:font-size-asian="12pt" style:font-name-complex="FreeSans1" style:font-family-complex="FreeSans" style:font-family-generic-complex="swiss"/>
    </style:style>
    <style:style style:name="Strophe" style:family="paragraph" style:parent-style-name="Standard">
      <style:paragraph-properties fo:margin-top="0cm" fo:margin-bottom="0cm" loext:contextual-spacing="false" fo:line-height="150%" fo:text-align="center" style:justify-single-word="false" style:writing-mode="page"/>
      <style:text-properties style:font-name="Arial" fo:font-family="Arial" style:font-family-generic="swiss" style:font-pitch="variable" fo:font-size="14pt" officeooo:rsid="0011cda4" style:font-size-asian="14pt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trophe-Lied2" style:family="paragraph" style:parent-style-name="Standard">
      <style:paragraph-properties fo:margin-top="0cm" fo:margin-bottom="0cm" loext:contextual-spacing="false" style:line-height-at-least="0.7cm" fo:text-align="center" style:justify-single-word="false" style:writing-mode="page"/>
      <style:text-properties style:font-name="Arial" fo:font-family="Arial" style:font-family-generic="swiss" style:font-pitch="variable" fo:font-size="14pt" officeooo:rsid="0011cda4" style:font-size-asian="14pt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7-30T23:52:01.784345763</meta:creation-date>
    <dc:date>2020-06-30T23:32:25.634755079</dc:date>
    <meta:editing-duration>PT54M16S</meta:editing-duration>
    <meta:editing-cycles>15</meta:editing-cycles>
    <meta:generator>LibreOffice/6.4.4.2$Linux_X86_64 LibreOffice_project/40$Build-2</meta:generator>
    <dc:title>Wuchac</dc:title>
    <dc:creator>Sven Eichler</dc:creator>
    <meta:document-statistic meta:table-count="0" meta:image-count="0" meta:object-count="0" meta:page-count="1" meta:paragraph-count="8" meta:word-count="29" meta:character-count="148" meta:non-whitespace-character-count="126"/>
  </office:meta>
</office:document-meta>
</file>